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margin-left="0.4925in" fo:margin-right="0in" fo:text-indent="0in" style:auto-text-indent="false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fo:font-style="italic" style:font-style-asian="italic" style:font-style-complex="italic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fo:color="#008000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fo:color="#008000" fo:font-style="italic" style:font-style-asian="italic" style:font-style-complex="italic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fo:font-style="normal" style:font-style-asian="normal" style:font-style-complex="normal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margin-left="0.4925in" fo:margin-right="0in" fo:text-indent="0in" style:auto-text-indent="false"/>
    </style:style>
    <style:style style:name="P10" style:family="paragraph" style:parent-style-name="Text_20_body">
      <style:text-properties fo:color="#ff0000"/>
    </style:style>
    <style:style style:name="P11" style:family="paragraph" style:parent-style-name="Text_20_body">
      <style:paragraph-properties fo:margin-left="0.9846in" fo:margin-right="0in" fo:text-indent="0in" style:auto-text-indent="false"/>
    </style:style>
    <style:style style:name="P12" style:family="paragraph" style:parent-style-name="Text_20_body">
      <style:paragraph-properties fo:margin-left="0.9846in" fo:margin-right="0in" fo:text-indent="0in" style:auto-text-indent="false"/>
      <style:text-properties fo:font-style="normal" style:font-style-asian="normal" style:font-style-complex="normal"/>
    </style:style>
    <style:style style:name="P13" style:family="paragraph" style:parent-style-name="Standard" style:list-style-name="L5"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Standard" style:list-style-name="L3">
      <style:paragraph-properties fo:margin-left="0in" fo:margin-right="0in" fo:text-indent="0in" style:auto-text-indent="false"/>
    </style:style>
    <style:style style:name="P15" style:family="paragraph" style:parent-style-name="Standard" style:list-style-name="L4">
      <style:paragraph-properties fo:margin-left="0in" fo:margin-right="0in" fo:text-indent="0in" style:auto-text-indent="false"/>
      <style:text-properties fo:color="#000000" fo:font-style="normal" style:font-style-asian="normal" style:font-style-complex="normal"/>
    </style:style>
    <style:style style:name="P16" style:family="paragraph" style:parent-style-name="Standard">
      <style:paragraph-properties fo:margin-left="0.4925in" fo:margin-right="0in" fo:text-indent="0in" style:auto-text-indent="false" fo:background-color="#cccccc">
        <style:background-image/>
      </style:paragraph-properties>
      <style:text-properties fo:color="#000080"/>
    </style:style>
    <style:style style:name="P17" style:family="paragraph" style:parent-style-name="Standard">
      <style:paragraph-properties fo:margin-left="0.4925in" fo:margin-right="0in" fo:text-indent="0in" style:auto-text-indent="false" fo:background-color="#cccccc">
        <style:background-image/>
      </style:paragraph-properties>
      <style:text-properties fo:color="#000080" fo:font-style="italic" style:font-style-asian="italic" style:font-style-complex="italic"/>
    </style:style>
    <style:style style:name="P18" style:family="paragraph" style:parent-style-name="Standard">
      <style:paragraph-properties fo:margin-left="0.4925in" fo:margin-right="0in" fo:text-indent="0in" style:auto-text-indent="false" fo:background-color="#cccccc">
        <style:background-image/>
      </style:paragraph-properties>
      <style:text-properties fo:font-style="italic" style:font-style-asian="italic" style:font-style-complex="italic"/>
    </style:style>
    <style:style style:name="P19" style:family="paragraph" style:parent-style-name="Standard">
      <style:paragraph-properties fo:margin-left="0.4925in" fo:margin-right="0in" fo:text-indent="0in" style:auto-text-indent="false"/>
    </style:style>
    <style:style style:name="P20" style:family="paragraph" style:parent-style-name="Standard">
      <style:paragraph-properties fo:margin-left="0.4925in" fo:margin-right="0in" fo:text-indent="0in" style:auto-text-indent="false"/>
      <style:text-properties fo:color="#008000" fo:font-style="italic" style:font-style-asian="italic" style:font-style-complex="italic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fo:font-style="italic" style:font-style-asian="italic" style:font-style-complex="italic"/>
    </style:style>
    <style:style style:name="P22" style:family="paragraph" style:parent-style-name="Text_20_body" style:list-style-name="L1"/>
    <style:style style:name="P23" style:family="paragraph" style:parent-style-name="Text_20_body" style:list-style-name="L2"/>
    <style:style style:name="P24" style:family="paragraph" style:parent-style-name="Text_20_body">
      <style:paragraph-properties fo:background-color="#cccccc">
        <style:background-image/>
      </style:paragraph-properties>
      <style:text-properties fo:font-style="italic" style:font-style-asian="italic" style:font-style-complex="italic"/>
    </style:style>
    <style:style style:name="P25" style:family="paragraph" style:parent-style-name="Text_20_body">
      <style:paragraph-properties fo:background-color="#cccccc">
        <style:background-image/>
      </style:paragraph-properties>
      <style:text-properties fo:color="#000080" fo:font-style="italic" style:font-style-asian="italic" style:font-style-complex="italic"/>
    </style:style>
    <style:style style:name="P26" style:family="paragraph" style:parent-style-name="Text_20_body">
      <style:paragraph-properties fo:margin-left="0.9846in" fo:margin-right="0in" fo:text-indent="0in" style:auto-text-indent="false" fo:background-color="#cccccc">
        <style:background-image/>
      </style:paragraph-properties>
      <style:text-properties fo:font-style="italic" style:font-style-asian="italic" style:font-style-complex="italic"/>
    </style:style>
    <style:style style:name="P27" style:family="paragraph" style:parent-style-name="Text_20_body">
      <style:paragraph-properties fo:margin-left="0.9846in" fo:margin-right="0in" fo:text-indent="0in" style:auto-text-indent="false" fo:background-color="#cccccc">
        <style:background-image/>
      </style:paragraph-properties>
      <style:text-properties fo:color="#000000" fo:font-style="italic" style:font-style-asian="italic" style:font-style-complex="italic"/>
    </style:style>
    <style:style style:name="P28" style:family="paragraph" style:parent-style-name="Text_20_body">
      <style:paragraph-properties fo:margin-left="0in" fo:margin-right="0in" fo:text-indent="0in" style:auto-text-indent="false"/>
    </style:style>
    <style:style style:name="T1" style:family="text">
      <style:text-properties fo:background-color="#ffff00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style-asian="italic"/>
    </style:style>
    <style:style style:name="T5" style:family="text">
      <style:text-properties style:font-style-complex="italic"/>
    </style:style>
    <style:style style:name="T6" style:family="text">
      <style:text-properties fo:color="#000000"/>
    </style:style>
    <style:style style:name="T7" style:family="text">
      <style:text-properties fo:color="#000080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stall Perl 5.8 </text:h>
      <text:p text:style-name="Text_20_body"/>
      <text:p text:style-name="P10">Perl is pre-installed in the 99% of the system and it would be extremely rare the case the administrator has to install it from scratch.</text:p>
      <text:p text:style-name="Text_20_body"/>
      <text:h text:style-name="Heading_20_2" text:outline-level="2">Check current situation </text:h>
      <text:p text:style-name="Text_20_body"/>
      <text:list text:style-name="L1">
        <text:list-item>
          <text:p text:style-name="P22">if you have ALREADY perl installed <text:s/>(in this case you can skip all the step below )</text:p>
        </text:list-item>
      </text:list>
      <text:p text:style-name="P9">the output will be something like this:</text:p>
      <text:p text:style-name="P25">sudo apt-cache policy perl</text:p>
      <text:p text:style-name="Text_20_body"/>
      <text:p text:style-name="Text_20_body">possible output</text:p>
      <text:p text:style-name="Text_20_body"/>
      <text:p text:style-name="P24">perl: </text:p>
      <text:p text:style-name="P24"><text:s text:c="2"/><text:span text:style-name="T1">Installed: 5.8.8-12 <text:s/></text:span><text:s/>&lt;---- <text:s/>this is your Perl version, if it is below 5.8 <text:s/>go to the installation step</text:p>
      <text:p text:style-name="P24"><text:s text:c="2"/>Candidate: 5.8.8-12 </text:p>
      <text:p text:style-name="P24"><text:s text:c="2"/>Version table: </text:p>
      <text:p text:style-name="Text_20_body"><text:span text:style-name="T3"><text:s/>...</text:span></text:p>
      <text:p text:style-name="Text_20_body"/>
      <text:list text:style-name="L2">
        <text:list-item>
          <text:p text:style-name="P23">if you NOT have apache 2 installed </text:p>
        </text:list-item>
      </text:list>
      <text:p text:style-name="P9">the output will be something like this:</text:p>
      <text:p text:style-name="P28"/>
      <text:p text:style-name="P26"><text:s/>Unable to locate package</text:p>
      <text:p text:style-name="P12">or</text:p>
      <text:p text:style-name="P27">Perl: </text:p>
      <text:p text:style-name="P27"><text:s text:c="2"/><text:span text:style-name="T1">Installed: (none) </text:span></text:p>
      <text:p text:style-name="P27"><text:s text:c="2"/>Candidate: <text:s/>5.8.8-12</text:p>
      <text:p text:style-name="P27"><text:s text:c="2"/>Version table: </text:p>
      <text:p text:style-name="P26"><text:span text:style-name="T6"><text:s text:c="5"/>.....</text:span></text:p>
      <text:p text:style-name="P11"/>
      <text:h text:style-name="Heading_20_2" text:outline-level="2"><text:soft-page-break/>Pre-Configuration</text:h>
      <text:p text:style-name="Standard">Edit the file <text:s/><text:span text:style-name="T3">/etc/apt/sources.list : </text:span></text:p>
      <text:p text:style-name="Standard"/>
      <text:list text:style-name="L3">
        <text:list-item>
          <text:p text:style-name="P14">copy/paste the following command on a terminal:</text:p>
        </text:list-item>
      </text:list>
      <text:p text:style-name="P3"/>
      <text:p text:style-name="P16">sudo gedit /etc/apt/sources.list&amp;</text:p>
      <text:p text:style-name="P3"/>
      <text:p text:style-name="P3">a text editor will be opened, check that the following line are in the file:</text:p>
      <text:p text:style-name="P3"/>
      <text:p text:style-name="P6"><text:s/>deb:http://archive.ubuntu.com hardy/main Packages</text:p>
      <text:p text:style-name="P3"/>
      <text:p text:style-name="P3">if one or more of this line is missing copy/paste <text:s/>them manually</text:p>
      <text:p text:style-name="P4"/>
      <text:h text:style-name="Heading_20_2" text:outline-level="2">Installation </text:h>
      <text:p text:style-name="P2">To install Perl you can choose between two possibilities:</text:p>
      <text:h text:style-name="Heading_20_3" text:outline-level="3">Graphical interface:</text:h>
      <text:p text:style-name="P2"/>
      <text:list text:style-name="L5">
        <text:list-item>
          <text:p text:style-name="P13">Open Synaptic</text:p>
        </text:list-item>
        <text:list-item>
          <text:p text:style-name="P13">Click the “reload” button</text:p>
        </text:list-item>
        <text:list-item>
          <text:p text:style-name="P13">search for perl</text:p>
        </text:list-item>
        <text:list-item>
          <text:p text:style-name="P13">select the package called <text:s/>perl <text:s text:c="2"/>[newest_version]</text:p>
        </text:list-item>
        <text:list-item>
          <text:p text:style-name="P13">install perl and all the declared dependency</text:p>
        </text:list-item>
      </text:list>
      <text:p text:style-name="P2">The newest version will be automatically installed</text:p>
      <text:h text:style-name="Heading_20_3" text:outline-level="3">from command line:</text:h>
      <text:list text:style-name="L4">
        <text:list-item text:start-value="1">
          <text:p text:style-name="P15">copy/paste the following command on a terminal:</text:p>
        </text:list-item>
      </text:list>
      <text:p text:style-name="P18"><text:span text:style-name="T7">sudo apt-get update</text:span></text:p>
      <text:p text:style-name="P1"/>
      <text:list text:style-name="L4">
        <text:list-item text:start-value="1">
          <text:p text:style-name="P15">copy/paste the following command on a terminal:</text:p>
        </text:list-item>
      </text:list>
      <text:p text:style-name="P17">sudo apt-get install perl</text:p>
      <text:p text:style-name="P4"/>
      <text:p text:style-name="P7">reply [ Y ] to the following question</text:p>
      <text:p text:style-name="P4"/>
      <text:p text:style-name="P18">After this operation, xxB of additional disk space will be used. </text:p>
      <text:p text:style-name="P18">Do you want to continue [Y/n]? Y</text:p>
      <text:p text:style-name="P4"/>
      <text:p text:style-name="P8"/>
      <text:p text:style-name="P4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undesa</meta:initial-creator>
    <meta:creation-date>2009-04-20T16:06:51</meta:creation-date>
    <dc:creator>undesa</dc:creator>
    <dc:date>2009-04-23T16:57:01</dc:date>
    <meta:editing-cycles>5</meta:editing-cycles>
    <meta:editing-duration>PT7H55M1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5" meta:word-count="263" meta:character-count="1573"/>
  </office:meta>
</office:document-meta>
</file>